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425in" fo:margin-left="0.075in" style:page-number="auto" table:align="left"/>
    </style:style>
    <style:style style:name="Table1.A" style:family="table-column">
      <style:table-column-properties style:column-width="0.9313in"/>
    </style:style>
    <style:style style:name="Table1.B" style:family="table-column">
      <style:table-column-properties style:column-width="5.4938in"/>
    </style:style>
    <style:style style:name="Table1.1" style:family="table-row">
      <style:table-row-properties style:min-row-height="0.9917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3" style:family="paragraph" style:parent-style-name="Normal">
      <style:paragraph-properties fo:text-align="center" style:justify-single-word="false"/>
      <style:text-properties fo:font-size="9pt" fo:language="sv" fo:country="SE" style:font-size-asian="9pt" style:font-size-complex="9pt"/>
    </style:style>
    <style:style style:name="P4" style:family="paragraph" style:parent-style-name="Normal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text-properties fo:language="id" fo:country="ID"/>
    </style:style>
    <style:style style:name="P7" style:family="paragraph" style:parent-style-name="Normal">
      <style:paragraph-properties fo:line-height="150%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Normal">
      <style:text-properties fo:color="#ff0000"/>
    </style:style>
    <style:style style:name="P10" style:family="paragraph" style:parent-style-name="Normal">
      <style:paragraph-properties fo:margin-left="3in" fo:margin-right="0in" fo:line-height="150%" fo:text-align="justify" style:justify-single-word="false" fo:text-indent="0.5in" style:auto-text-indent="false">
        <style:tab-stops/>
      </style:paragraph-properties>
    </style:style>
    <style:style style:name="P11" style:family="paragraph" style:parent-style-name="Normal">
      <style:paragraph-properties fo:margin-left="3in" fo:margin-right="0in" fo:text-indent="0.5in" style:auto-text-indent="false">
        <style:tab-stops/>
      </style:paragraph-properties>
    </style:style>
    <style:style style:name="P12" style:family="paragraph" style:parent-style-name="Normal">
      <style:paragraph-properties fo:margin-left="4in" fo:margin-right="0in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3.5in" fo:margin-right="0in" fo:text-indent="0in" style:auto-text-indent="false">
        <style:tab-stops/>
      </style:paragraph-properties>
    </style:style>
    <style:style style:name="P14" style:family="paragraph" style:parent-style-name="List_20_Paragraph" style:list-style-name="L1">
      <style:text-properties style:font-size-complex="12pt" style:font-weight-complex="bold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9pt" fo:language="sv" fo:country="SE" style:font-size-asian="9pt" style:font-size-complex="9pt"/>
    </style:style>
    <style:style style:name="T4" style:family="text">
      <style:text-properties fo:color="#ff00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" text:anchor-type="as-char" svg:y="0in" svg:width="0.7811in" style:rel-width="scale" svg:height="0.948in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2">DINAS PENDIDIKAN</text:p>
            <text:p text:style-name="P3">Jl. Hayam Wuruk No. 11 Yogyakarta Telepon (0274) 512856, 563078, Fax. (0274) 512956<text:tab/></text:p>
            <text:p text:style-name="P5"><text:span text:style-name="Default_20_Paragraph_20_Font"><text:span text:style-name="T3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3">pendidikan@jogja.go.id</text:span></text:span></text:a><text:span text:style-name="Default_20_Paragraph_20_Font"><text:span text:style-name="T3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3">pendidikan@intra.jogja.go.id</text:span></text:span></text:a></text:p>
            <text:p text:style-name="P4">KODE POS 55212</text:p>
          </table:table-cell>
        </table:table-row>
      </table:table>
      <text:p text:style-name="P6"/>
      <text:p text:style-name="Normal">Nomor<text:tab/>: </text:p>
      <text:p text:style-name="Normal">Lamp<text:tab/>:<text:tab/><text:tab/><text:tab/><text:tab/><text:tab/><text:tab/> <text:s text:c="10"/>Yogyakarta, <text:span text:style-name="Default_20_Paragraph_20_Font"><text:span text:style-name="T1">[onshow.tanggal]</text:span></text:span></text:p>
      <text:p text:style-name="Normal">Hal<text:tab/>: Permohonan Pembatalan Surat Izin</text:p>
      <text:p text:style-name="Normal"><text:tab/> <text:s/>Cuti Besar dan Bebas Tugas</text:p>
      <text:p text:style-name="Normal"><text:tab/><text:tab/><text:tab/><text:tab/><text:tab/><text:tab/><text:tab/><text:tab/>Kepada Yth.</text:p>
      <text:p text:style-name="Normal"><text:tab/><text:tab/><text:tab/><text:tab/><text:tab/><text:tab/><text:tab/><text:tab/><text:span text:style-name="Default_20_Paragraph_20_Font"><text:span text:style-name="T1">[onshow.kepada]</text:span></text:span></text:p>
      <text:p text:style-name="Normal"><text:tab/><text:tab/><text:tab/><text:tab/><text:tab/><text:tab/><text:tab/><text:tab/>Di</text:p>
      <text:p text:style-name="Normal"><text:tab/><text:tab/><text:tab/><text:tab/><text:tab/><text:tab/><text:tab/><text:tab/><text:tab/>Yogyakarta</text:p>
      <text:p text:style-name="Normal"/>
      <text:p text:style-name="P7"/>
      <text:p text:style-name="P8">Menindaklanjuti surat dari <text:span text:style-name="Default_20_Paragraph_20_Font"><text:span text:style-name="T4">Kepala SMA Negeri 3 Yogyakarta No : 801/447, tanggal 19 Mei 2014, </text:span></text:span>perihal Pembatalan izin Cuti Besar dan Bebas Tugas, maka dengan ini kami sampaikan permohonan pembatalan izin Cuti Besar dan Bebas Tugas atas nama:</text:p>
      <text:p text:style-name="Normal"/>
      <text:p text:style-name="Normal"><text:tab/>Nama<text:tab/><text:tab/>: <text:span text:style-name="Default_20_Paragraph_20_Font"><text:span text:style-name="T1">[onshow.nama1]</text:span></text:span></text:p>
      <text:p text:style-name="Normal"><text:tab/>NIP<text:tab/><text:tab/>: <text:span text:style-name="Default_20_Paragraph_20_Font"><text:span text:style-name="T1">[onshow.NIP1]</text:span></text:span></text:p>
      <text:p text:style-name="Normal"><text:tab/>Pangkat/Gol<text:tab/>: <text:span text:style-name="Default_20_Paragraph_20_Font"><text:span text:style-name="T1">[onshow.pangkat1]</text:span></text:span>, <text:span text:style-name="Default_20_Paragraph_20_Font"><text:span text:style-name="T1">[onshow.golongan1]</text:span></text:span></text:p>
      <text:p text:style-name="Normal"><text:tab/>Unit Kerja<text:tab/>: <text:span text:style-name="Default_20_Paragraph_20_Font"><text:span text:style-name="T1">[onshow.unit_kerja1]</text:span></text:span></text:p>
      <text:p text:style-name="Normal"><text:tab/>Instansi<text:tab/>: <text:span text:style-name="Default_20_Paragraph_20_Font"><text:span text:style-name="T1">[onshow.instansi1]</text:span></text:span></text:p>
      <text:p text:style-name="Normal"/>
      <text:p text:style-name="Normal">Demikian atas perhatian dan perkenan Bapak Walikota kami haturkan terimakasih.</text:p>
      <text:p text:style-name="Normal"/>
      <text:p text:style-name="P10"><text:tab/><text:tab/><text:tab/><text:tab/><text:tab/><text:tab/><text:tab/>Yogyakarta, <text:span text:style-name="Default_20_Paragraph_20_Font"><text:span text:style-name="T1">[onshow.tanggal]</text:span></text:span></text:p>
      <text:p text:style-name="Normal"><text:tab/><text:tab/><text:tab/><text:tab/><text:tab/><text:tab/><text:tab/>Kepala</text:p>
      <text:p text:style-name="P12"/>
      <text:p text:style-name="P12"/>
      <text:p text:style-name="P12"/>
      <text:p text:style-name="P12"/>
      <text:p text:style-name="P13">Drs. Edy Heri Suasana, M.Pd</text:p>
      <text:p text:style-name="P11">NIP 19610605 198401 1 005</text:p>
      <text:p text:style-name="P9">Tembusan:</text:p>
      <text:p text:style-name="Normal"/>
      <text:list xml:id="list8594345737848996154" text:style-name="L1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id" fo:country="ID" fo:font-style="normal" style:text-underline-style="none" fo:font-weight="normal" style:letter-kerning="false" fo:background-color="transparent" style:font-name-asian="Calibri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fo:language="en" fo:country="US" style:font-name-asian="Times New Roman" style:font-size-asian="12pt" style:language-asian="en" style:country-asian="US" style:font-size-complex="12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hyphenation-ladder-count="no-limit"/>
      <style:text-properties style:font-size-complex="10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4598in" fo:page-height="12.9902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 </dc:title>
    <dc:description/>
    <dc:subject/>
    <meta:initial-creator>angga</meta:initial-creator>
    <meta:creation-date>2016-02-02T03:32:00Z</meta:creation-date>
    <dc:date>2016-02-11T17:02:58.45</dc:date>
    <meta:print-date>2014-07-27T09:58:00Z</meta:print-date>
    <meta:editing-cycles>4</meta:editing-cycles>
    <meta:editing-duration>PT18S</meta:editing-duration>
    <meta:document-statistic meta:table-count="1" meta:image-count="1" meta:object-count="0" meta:page-count="1" meta:paragraph-count="26" meta:word-count="128" meta:character-count="1001"/>
    <meta:template xlink:type="simple" xlink:actuate="onRequest" xlink:title="" xlink:href="Normal.dotm"/>
  </office:meta>
</office:document-meta>
</file>